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7">
            <text:p>7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2-04_21-29-5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04_22-17-49_000.mp4</text:p>
          </table:table-cell>
          <table:table-cell table:style-name="ce27" office:value-type="string">
            <text:p>:VIDEO / @自室 / 記録 / jap.flute / 演奏、play / R=1 / genre=melody,session=hour-22,other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VIDEO / @自室 / 記録 / jap.flute / 演奏、play / R=1 / genre=melody,session=hour-22,other=~ / follow~">
            <text:p>:VIDEO / @自室 / 記録 / jap.flute / 演奏、play / R=1 / genre=melody,session=hour-22,other=~ / follow~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05_02-54-17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05_11-03-14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2-12-05_11-03-26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2-05_13-20-3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2-05_16-39-23_000.jpg</text:p>
          </table:table-cell>
          <table:table-cell table:style-name="ce27" office:value-type="string">
            <text:p>:m RES 1-2*2 / free# JVEMV6 83#_50:1 / 83. chemistry / topics=無機化学：希ガス,w=Xe-F;結合エネルギー；ヒドロキノン；キセノン,s=~,i=~,other=conc+:キセノン原子：個数,next=~,doc=r-1-1~1.2:f-2.6#L.0-~4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-2*2 / free# JVEMV6 83#_50:1 / 83. chemistry / topics=無機化学：希ガス,w=Xe-F;結合エネルギー；ヒドロキノン；キセノン,s=~,i=~,other=conc+:キセノン原子：個数,next=~,doc=r-1-1~1.2:f-2.6#L.0-~4">
            <text:p>:m RES 1-2*2 / free# JVEMV6 83#_50:1 / 83. chemistry / topics=無機化学：希ガス,w=Xe-F;結合エネルギー；ヒドロキノン；キセノン,s=~,i=~,other=conc+:キセノン原子：個数,next=~,doc=r-1-1~1.2:f-2.6#L.0-~4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0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2022/12/06</text:date>, <text:time>10:30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06T10:30:51.89</dc:date>
    <dc:creator>iwabuchi ken</dc:creator>
    <meta:editing-duration>P51DT15H39M9S</meta:editing-duration>
    <meta:editing-cycles>16648</meta:editing-cycles>
    <meta:document-statistic meta:table-count="2" meta:cell-count="915" meta:object-count="0"/>
    <meta:user-defined meta:name="qrichtext">1</meta:user-defined>
  </office:meta>
</office:document-meta>
</file>